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8in" svg:height="3.5449in" svg:x="10.2232in" svg:y="0.1882in">
            <draw:object draw:notify-on-update-of-ranges="Sheet1.B2:Sheet1.B23 Sheet1.F2:Sheet1.F23 Sheet1.B2:Sheet1.B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2" table:number-columns-repeated="3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Names</text:p>
          </table:table-cell>
          <table:table-cell table:style-name="ce1" office:value-type="string" calcext:value-type="string">
            <text:p>statements</text:p>
          </table:table-cell>
          <table:table-cell table:style-name="ce1" office:value-type="string" calcext:value-type="string">
            <text:p>missing</text:p>
          </table:table-cell>
          <table:table-cell table:style-name="ce1" office:value-type="string" calcext:value-type="string">
            <text:p>excluded</text:p>
          </table:table-cell>
          <table:table-cell table:style-name="ce1" office:value-type="string" calcext:value-type="string">
            <text:p>coverage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abstract_item.html" xlink:type="simple">/home/virtubuntu/catkin_ws/src/arni/arni_gui/src/arni_gui/abstract_item</text:a></text:p>
          </table:table-cell>
          <table:table-cell office:value-type="string" calcext:value-type="string">
            <text:p>AbstractItem</text:p>
          </table:table-cell>
          <table:table-cell office:value-type="float" office:value="311" calcext:value-type="float">
            <text:p>31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percentage" office:value="0.63" calcext:value-type="percentage">
            <text:p>63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buffer_thread.html" xlink:type="simple">/home/virtubuntu/catkin_ws/src/arni/arni_gui/src/arni_gui/buffer_thread</text:a></text:p>
          </table:table-cell>
          <table:table-cell office:value-type="string" calcext:value-type="string">
            <text:p>BufferThread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93" calcext:value-type="percentage">
            <text:p>93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connection_item.html" xlink:type="simple">/home/virtubuntu/catkin_ws/src/arni/arni_gui/src/arni_gui/connection_item</text:a>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.95" calcext:value-type="percentage">
            <text:p>95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connection_item_sub.html" xlink:type="simple">/home/virtubuntu/catkin_ws/src/arni/arni_gui/src/arni_gui/connection_item_sub</text:a>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percentage" office:value="0.94" calcext:value-type="percentage">
            <text:p>94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helper_functions.html" xlink:type="simple">/home/virtubuntu/catkin_ws/src/arni/arni_gui/src/arni_gui/helper_functions</text:a>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percentage" office:value="0.71" calcext:value-type="percentage">
            <text:p>71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host_item.html" xlink:type="simple">/home/virtubuntu/catkin_ws/src/arni/arni_gui/src/arni_gui/host_item</text:a>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percentage" office:value="0.41" calcext:value-type="percentage">
            <text:p>41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item_filter_proxy.html" xlink:type="simple">/home/virtubuntu/catkin_ws/src/arni/arni_gui/src/arni_gui/item_filter_proxy</text:a>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95" calcext:value-type="percentage">
            <text:p>95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log_delegate.html" xlink:type="simple">/home/virtubuntu/catkin_ws/src/arni/arni_gui/src/arni_gui/log_delegate</text:a>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log_filter_proxy.html" xlink:type="simple">/home/virtubuntu/catkin_ws/src/arni/arni_gui/src/arni_gui/log_filter_proxy</text:a>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percentage" office:value="0.96" calcext:value-type="percentage">
            <text:p>96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lru_cache.html" xlink:type="simple">/home/virtubuntu/catkin_ws/src/arni/arni_gui/src/arni_gui/lru_cache</text:a>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percentage" office:value="0.52" calcext:value-type="percentage">
            <text:p>52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model_logger.html" xlink:type="simple">/home/virtubuntu/catkin_ws/src/arni/arni_gui/src/arni_gui/model_logger</text:a>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node_item.html" xlink:type="simple">/home/virtubuntu/catkin_ws/src/arni/arni_gui/src/arni_gui/node_item</text:a>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96" calcext:value-type="percentage">
            <text:p>96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root_item.html" xlink:type="simple">/home/virtubuntu/catkin_ws/src/arni/arni_gui/src/arni_gui/root_item</text:a>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93" calcext:value-type="percentage">
            <text:p>93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ros_model.html" xlink:type="simple">/home/virtubuntu/catkin_ws/src/arni/arni_gui/src/arni_gui/ros_model</text:a>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percentage" office:value="0.79" calcext:value-type="percentage">
            <text:p>79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size_delegate.html" xlink:type="simple">/home/virtubuntu/catkin_ws/src/arni/arni_gui/src/arni_gui/size_delegate</text:a>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topic_item.html" xlink:type="simple">/home/virtubuntu/catkin_ws/src/arni/arni_gui/src/arni_gui/topic_item</text:a>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percentage" office:value="0.79" calcext:value-type="percentage">
            <text:p>79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gui_src_arni_gui_topic_item_sub.html" xlink:type="simple">/home/virtubuntu/catkin_ws/src/arni/arni_gui/src/arni_gui/topic_item_sub</text:a>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rqt_arni_gui_detail_src_rqt_arni_gui_detail_arni_gui_detail.html" xlink:type="simple">/home/virtubuntu/catkin_ws/src/arni/rqt_arni_gui_detail/src/rqt_arni_gui_detail/arni_gui_detail</text:a>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rqt_arni_gui_detail_src_rqt_arni_gui_detail_selection_widget.html" xlink:type="simple">/home/virtubuntu/catkin_ws/src/arni/rqt_arni_gui_detail/src/rqt_arni_gui_detail/selection_widget</text:a>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percentage" office:value="0.91" calcext:value-type="percentage">
            <text:p>91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rqt_arni_gui_detail_src_rqt_arni_gui_detail_tree_widget.html" xlink:type="simple">/home/virtubuntu/catkin_ws/src/arni/rqt_arni_gui_detail/src/rqt_arni_gui_detail/tree_widget</text:a>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percentage" office:value="0.86" calcext:value-type="percentage">
            <text:p>86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rqt_arni_gui_overview_src_rqt_arni_gui_overview_arni_gui_overview.html" xlink:type="simple">/home/virtubuntu/catkin_ws/src/arni/rqt_arni_gui_overview/src/rqt_arni_gui_overview/arni_gui_overview</text:a>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rqt_arni_gui_overview_src_rqt_arni_gui_overview_overview_widget.html" xlink:type="simple">/home/virtubuntu/catkin_ws/src/arni/rqt_arni_gui_overview/src/rqt_arni_gui_overview/overview_widget</text:a>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percentage" office:value="0.88" calcext:value-type="percentage">
            <text:p>88.00%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/>
          <table:table-cell table:style-name="Default" table:number-columns-repeated="3"/>
          <table:table-cell table:style-name="ce4" table:formula="of:=AVERAGE([.F2:.F23])" office:value-type="percentage" office:value="0.863181818181818" calcext:value-type="percentage">
            <text:p>86.32%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core_src_arni_core_helper.html" xlink:type="simple">/home/virtubuntu/catkin_ws/src/arni/arni_core/src/arni_core/helper</text:a>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25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core_src_arni_core_host_lookup.html" xlink:type="simple">/home/virtubuntu/catkin_ws/src/arni/arni_core/src/arni_core/host_lookup</text:a>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56%</text:p>
          </table:table-cell>
        </table:table-row>
        <table:table-row table:style-name="ro1">
          <table:table-cell office:value-type="string" calcext:value-type="string">
            <text:p><text:a xlink:href="../../../../catkin_ws/src/arni/code-examples/htmlcov/_home_virtubuntu_catkin_ws_src_arni_arni_core_src_arni_core_singleton.html" xlink:type="simple">/home/virtubuntu/catkin_ws/src/arni/arni_core/src/arni_core/singleton</text:a>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1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20:38:28.087949293</meta:creation-date>
    <dc:date>2014-09-16T21:07:56.283920114</dc:date>
    <meta:editing-duration>PT14M18S</meta:editing-duration>
    <meta:editing-cycles>1</meta:editing-cycles>
    <meta:document-statistic meta:table-count="1" meta:cell-count="135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scatter" chart:column-mapping="0" chart:style-name="ch1">
        <chart:title svg:x="6.993cm" svg:y="0.316cm" chart:style-name="ch2">
          <text:p>Coverage</text:p>
        </chart:title>
        <chart:plot-area chart:style-name="ch3" table:cell-range-address="Sheet1.B2:Sheet1.B23 Sheet1.F2:Sheet1.F23" chart:data-source-has-labels="column" svg:x="0.576cm" svg:y="1.741cm" svg:width="14.591cm" svg:height="6.739cm">
          <chartooo:coordinate-region svg:x="2.176cm" svg:y="1.941cm" svg:width="12.804cm" svg:height="5.892cm"/>
          <chart:axis chart:dimension="x" chart:name="primary-x" chart:style-name="ch4" chartooo:axis-type="auto">
            <chart:categories table:cell-range-address="Sheet1.B2:Sheet1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23" chart:class="chart:scatter">
            <chart:domain table:cell-range-address="Sheet1.B2:Sheet1.B23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bstractItem</text:p>
                <draw:g>
                  <svg:desc>Sheet1.B2:Sheet1.B23</svg:desc>
                </draw:g>
              </table:table-cell>
              <table:table-cell office:value-type="float" office:value="1">
                <text:p>1</text:p>
                <draw:g>
                  <svg:desc>Sheet1.B2:Sheet1.B23</svg:desc>
                </draw:g>
              </table:table-cell>
              <table:table-cell office:value-type="float" office:value="0.63">
                <text:p>0.63</text:p>
                <draw:g>
                  <svg:desc>Sheet1.F2:Sheet1.F23</svg:desc>
                </draw:g>
              </table:table-cell>
            </table:table-row>
            <table:table-row>
              <table:table-cell office:value-type="string">
                <text:p>BufferThread</text:p>
              </table:table-cell>
              <table:table-cell office:value-type="float" office:value="2">
                <text:p>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0.88">
                <text:p>0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